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 style:list-style-name="L1">
      <style:text-properties style:font-name="Arial" fo:font-size="14pt" style:font-size-asian="14pt" style:font-size-complex="14pt"/>
    </style:style>
    <style:style style:name="T1" style:family="text">
      <style:text-properties officeooo:rsid="000197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guel Angel:</text:p>
      <text:list xml:id="list3183854734" text:style-name="L1">
        <text:list-item>
          <text:p text:style-name="P2">En la interfaz → Hacer que al cambiar de resolución, los botones no cambien sino que mantengan el mismo aspec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06T22:48:26.236000000</dc:date>
    <meta:editing-duration>PT2M42S</meta:editing-duration>
    <meta:editing-cycles>1</meta:editing-cycles>
    <meta:document-statistic meta:table-count="0" meta:image-count="0" meta:object-count="0" meta:page-count="1" meta:paragraph-count="2" meta:word-count="23" meta:character-count="126" meta:non-whitespace-character-count="106"/>
  </office:meta>
</office:document-meta>
</file>